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43:0" calcext:value-type="string">
            <text:p>43:0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35:0" calcext:value-type="string">
            <text:p>35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35:0" calcext:value-type="string">
            <text:p>35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35:0" calcext:value-type="string">
            <text:p>35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35:0" calcext:value-type="string">
            <text:p>3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26:0" calcext:value-type="string">
            <text:p>2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26:0" calcext:value-type="string" table:number-columns-spanned="1" table:number-rows-spanned="7">
            <text:p>2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4]-[.I44]&lt;0;([.I44]-[.G44]);([.I44]-[.G44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6]-[.I46]&lt;0;([.I46]-[.G46]);([.I46]-[.G46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7:18:11.630407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55M</meta:editing-duration>
    <meta:editing-cycles>25</meta:editing-cycles>
    <meta:generator>LibreOffice/5.0.6.3$Linux_X86_64 LibreOffice_project/00m0$Build-3</meta:generator>
    <dc:date>2016-07-26T17:27:25.005244976</dc:date>
    <meta:document-statistic meta:table-count="1" meta:cell-count="1342" meta:object-count="0"/>
  </office:meta>
</office:document-meta>
</file>